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HEALING SPACE THERAPY APP<text:line-break/>Showcase &amp; Overview</text:p>
      <text:p text:style-name="Text_20_body">────────────────────────────</text:p>
      <text:p text:style-name="Text_20_body"><text:span text:style-name="Strong_20_Emphasis">What is Healing Space?</text:span></text:p>
      <text:p text:style-name="Text_20_body">Healing Space is a comprehensive mental health companion app designed for both patients and clinicians. It combines AI-powered therapy, professional clinical tools, gamification, and secure data management across web and desktop platforms.</text:p>
      <text:p text:style-name="Text_20_body">────────────────────────────</text:p>
      <text:p text:style-name="Text_20_body"><text:span text:style-name="Strong_20_Emphasis">Key Features for Patients</text:span></text:p>
      <text:p text:style-name="Text_20_body">• AI Therapy Sessions<text:line-break/>Persistent, context-aware conversations with an AI therapist</text:p>
      <text:p text:style-name="Text_20_body">• Mood Tracking<text:line-break/>Daily mood logs, sleep monitoring, medication tracking, and activity logging</text:p>
      <text:p text:style-name="Text_20_body">• CBT Toolkit<text:line-break/>Thought records, gratitude journaling, breathing exercises, and grounding techniques</text:p>
      <text:p text:style-name="Text_20_body">• Clinical Assessments<text:line-break/>PHQ-9 and GAD-7 assessments with historical score tracking and trends</text:p>
      <text:p text:style-name="Text_20_body">• Pet Companion<text:line-break/>Gamified self-care through a virtual pet and reward system</text:p>
      <text:p text:style-name="Text_20_body">• Progress Insights<text:line-break/>AI-generated summaries, visual charts, and exportable reports</text:p>
      <text:p text:style-name="Text_20_body">• Community Support<text:line-break/>Safe, moderated forums for peer support and encouragement</text:p>
      <text:p text:style-name="Text_20_body">• Safety Planning<text:line-break/>Crisis detection, personalised safety plans, and emergency resources</text:p>
      <text:p text:style-name="Text_20_body">────────────────────────────</text:p>
      <text:p text:style-name="Text_20_body"><text:span text:style-name="Strong_20_Emphasis">Key Features for Clinicians</text:span></text:p>
      <text:p text:style-name="Text_20_body">• Professional Dashboard<text:line-break/>Patient management, clinical notes, and risk monitoring tools</text:p>
      <text:p text:style-name="Text_20_body">• Appointment Calendar<text:line-break/>Visual scheduling, urgency indicators, and PDF report generation</text:p>
      <text:p text:style-name="Text_20_body">• Patient Data Export<text:line-break/>CSV, PDF, and FHIR-compliant medical data exports</text:p>
      <text:p text:style-name="Text_20_body">• AI Summaries<text:line-break/>Automated clinical summaries and treatment insights</text:p>
      <text:p text:style-name="Text_20_body"><text:soft-page-break/>• Notifications<text:line-break/>Automated reminders and alert system</text:p>
      <text:p text:style-name="Text_20_body">• Audit Logging<text:line-break/>Best-effort logging for sensitive and critical actions</text:p>
      <text:p text:style-name="Text_20_body">────────────────────────────</text:p>
      <text:p text:style-name="Text_20_body"><text:span text:style-name="Strong_20_Emphasis">Security &amp; Privacy</text:span></text:p>
      <text:p text:style-name="Text_20_body">• End-to-end encryption using Fernet<text:line-break/>• Secure password hashing (Argon2, bcrypt, PBKDF2)<text:line-break/>• GDPR-compliant anonymised training data<text:line-break/>• HMAC-signed FHIR data exports<text:line-break/>• Two-factor authentication using PINs</text:p>
      <text:p text:style-name="Text_20_body">────────────────────────────</text:p>
      <text:p text:style-name="Text_20_body"><text:span text:style-name="Strong_20_Emphasis">Technical Highlights</text:span></text:p>
      <text:p text:style-name="Text_20_body">• Dual-mode architecture<text:line-break/>Flask REST API for web deployment and Tkinter GUI for desktop use</text:p>
      <text:p text:style-name="Text_20_body">• Database Structure<text:line-break/>Three SQLite databases:<text:line-break/>– therapist_app.db<text:line-break/>– pet_game.db<text:line-break/>– ai_training_data.db</text:p>
      <text:p text:style-name="Text_20_body">• Groq LLM integration for advanced AI therapy responses<text:line-break/>• Inline database migrations with automatic backups<text:line-break/>• Optional integrations including SFTP, Vault, and email services</text:p>
      <text:p text:style-name="Text_20_body">────────────────────────────</text:p>
      <text:p text:style-name="Text_20_body"><text:span text:style-name="Strong_20_Emphasis">Documentation &amp; Support</text:span></text:p>
      <text:p text:style-name="Text_20_body">• Full user and clinician guides<text:line-break/>documentation/USER_GUIDE.md</text:p>
      <text:p text:style-name="Text_20_body">• Feature status and API reference<text:line-break/>FEATURE_STATUS.md<text:line-break/>documentation/00_INDEX.md</text:p>
      <text:p text:style-name="Text_20_body">• Deployment and setup guides<text:line-break/>documentation/DEPLOYMENT.md<text:line-break/>documentation/RAILWAY_GUIDE.md</text:p>
      <text:p text:style-name="Text_20_body">• Troubleshooting and maintenance<text:line-break/>documentation/CLINICIAN_APPOINTMENTS.md</text:p>
      <text:p text:style-name="Text_20_body">────────────────────────────</text:p>
      <text:p text:style-name="Text_20_body"><text:span text:style-name="Strong_20_Emphasis">Why Healing Space?</text:span></text:p>
      <text:p text:style-name="Text_20_body">Healing Space bridges the gap between clinical rigor and an engaging user experience. It empowers <text:soft-page-break/>individuals to actively manage their mental wellbeing while providing clinicians with powerful tools for oversight, reporting, and timely intervention.</text:p>
      <text:p text:style-name="Text_20_body">For more information, please refer to the full documentation folder or contact the development team.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2:43:00.480322416</dc:date>
    <meta:editing-duration>PT33M14S</meta:editing-duration>
    <meta:editing-cycles>1</meta:editing-cycles>
    <meta:document-statistic meta:table-count="0" meta:image-count="0" meta:object-count="0" meta:page-count="3" meta:paragraph-count="40" meta:word-count="373" meta:character-count="2958" meta:non-whitespace-character-count="2622"/>
    <meta:generator>LibreOffice/24.2.7.2$Linux_X86_64 LibreOffice_project/420$Build-2</meta:generator>
  </office:meta>
</office:document-meta>
</file>